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3, 10, 1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3000" calcext:value-type="float">
            <text:p>3000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680000" calcext:value-type="float">
            <text:p>6800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3010000" calcext:value-type="float">
            <text:p>3010000</text:p>
          </table:table-cell>
        </table:table-row>
        <table:table-row table:style-name="ro1">
          <table:table-cell table:number-columns-repeated="5"/>
          <table:table-cell office:value-type="float" office:value="240000" calcext:value-type="float">
            <text:p>240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670000" calcext:value-type="float">
            <text:p>6700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3020000" calcext:value-type="float">
            <text:p>3020000</text:p>
          </table:table-cell>
        </table:table-row>
        <table:table-row table:style-name="ro1">
          <table:table-cell table:number-columns-repeated="5"/>
          <table:table-cell table:formula="of:=([.F2]+[.F3])/2" office:value-type="float" office:value="245000" calcext:value-type="float">
            <text:p>245000</text:p>
          </table:table-cell>
          <table:table-cell table:formula="of:=([.G2]+[.G3])/2" office:value-type="float" office:value="265000" calcext:value-type="float">
            <text:p>265000</text:p>
          </table:table-cell>
          <table:table-cell office:value-type="float" office:value="680000" calcext:value-type="float">
            <text:p>680000</text:p>
          </table:table-cell>
          <table:table-cell office:value-type="float" office:value="770000" calcext:value-type="float">
            <text:p>770000</text:p>
          </table:table-cell>
          <table:table-cell office:value-type="float" office:value="2930000" calcext:value-type="float">
            <text:p>2930000</text:p>
          </table:table-cell>
          <table:table-cell office:value-type="float" office:value="3020000" calcext:value-type="float">
            <text:p>3020000</text:p>
          </table:table-cell>
        </table:table-row>
        <table:table-row table:style-name="ro1">
          <table:table-cell table:number-columns-repeated="7"/>
          <table:table-cell office:value-type="float" office:value="680000" calcext:value-type="float">
            <text:p>680000</text:p>
          </table:table-cell>
          <table:table-cell office:value-type="float" office:value="740000" calcext:value-type="float">
            <text:p>740000</text:p>
          </table:table-cell>
          <table:table-cell office:value-type="float" office:value="2170000" calcext:value-type="float">
            <text:p>2170000</text:p>
          </table:table-cell>
          <table:table-cell office:value-type="float" office:value="3020000" calcext:value-type="float">
            <text:p>3020000</text:p>
          </table:table-cell>
        </table:table-row>
        <table:table-row table:style-name="ro1">
          <table:table-cell table:number-columns-repeated="7"/>
          <table:table-cell table:formula="of:=([.H2]+[.H3]+[.H4]+[.H5])/4" office:value-type="float" office:value="677500" calcext:value-type="float">
            <text:p>677500</text:p>
          </table:table-cell>
          <table:table-cell table:formula="of:=([.I2]+[.I3]+[.I4]+[.I5])/4" office:value-type="float" office:value="752500" calcext:value-type="float">
            <text:p>752500</text:p>
          </table:table-cell>
          <table:table-cell table:formula="of:=([.J2]+[.J3]+[.J4]+[.J5])/4" office:value-type="float" office:value="2492500" calcext:value-type="float">
            <text:p>2492500</text:p>
          </table:table-cell>
          <table:table-cell table:formula="of:=([.K2]+[.K3]+[.K4]+[.K5])/4" office:value-type="float" office:value="3017500" calcext:value-type="float">
            <text:p>3017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21:50:50.095764068</meta:creation-date>
    <dc:date>2016-11-12T21:56:30.001565916</dc:date>
    <meta:editing-duration>PT5M40S</meta:editing-duration>
    <meta:editing-cycles>1</meta:editing-cycles>
    <meta:document-statistic meta:table-count="1" meta:cell-count="37" meta:object-count="0"/>
    <meta:generator>LibreOffice/5.1.4.2$Linux_x86 LibreOffice_project/10m0$Build-2</meta:generator>
  </office:meta>
</office:document-meta>
</file>